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5cm" fo:min-width="5.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5.6cm" svg:height="1.8cm" svg:x="11.2cm" svg:y="5.6cm">
          <text:p text:style-name="P1">Change model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6cm" svg:height="1.8cm" svg:x="11.2cm" svg:y="12.6cm"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6cm" svg:height="1.8cm" svg:x="5.2cm" svg:y="9.3cm">
          <text:p text:style-name="P1">Customis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6cm" svg:height="1.8cm" svg:x="17.2cm" svg:y="9.3cm">
          <text:p text:style-name="P1">Generate cod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6.8cm" svg:y1="6.5cm" svg:x2="20cm" svg:y2="9.3cm" draw:start-shape="id1" draw:start-glue-point="1" draw:end-shape="id2" draw:end-glue-point="0" svg:d="M16800 6500c2134 0 3200 933 3200 2800" svg:viewBox="0 0 3201 2801">
          <text:p/>
        </draw:connector>
        <draw:connector draw:style-name="gr2" draw:text-style-name="P3" draw:layer="layout" draw:type="curve" svg:x1="20cm" svg:y1="11.1cm" svg:x2="16.8cm" svg:y2="13.5cm" draw:start-shape="id2" draw:start-glue-point="2" draw:end-shape="id3" draw:end-glue-point="1" svg:d="M20000 11100c0 1600-1066 2400-3200 2400" svg:viewBox="0 0 3201 2401">
          <text:p/>
        </draw:connector>
        <draw:connector draw:style-name="gr2" draw:text-style-name="P3" draw:layer="layout" draw:type="curve" svg:x1="11.2cm" svg:y1="13.5cm" svg:x2="8cm" svg:y2="11.1cm" draw:start-shape="id3" draw:start-glue-point="3" draw:end-shape="id4" draw:end-glue-point="2" svg:d="M11200 13500c-2134 0-3200-800-3200-2400" svg:viewBox="0 0 3201 2401">
          <text:p/>
        </draw:connector>
        <draw:connector draw:style-name="gr2" draw:text-style-name="P3" draw:layer="layout" draw:type="curve" svg:x1="8cm" svg:y1="9.3cm" svg:x2="11.2cm" svg:y2="6.5cm" draw:start-shape="id4" draw:start-glue-point="0" draw:end-shape="id1" draw:end-glue-point="3" svg:d="M8000 9300c0-1867 1066-2800 3200-2800" svg:viewBox="0 0 3201 2801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0:11:18.299102101</meta:creation-date>
    <dc:date>2016-11-02T10:13:52.740416304</dc:date>
    <meta:editing-duration>PT2M34S</meta:editing-duration>
    <meta:editing-cycles>1</meta:editing-cycles>
    <meta:document-statistic meta:object-count="31"/>
    <meta:generator>LibreOffice/5.2.2.2$Linux_X86_64 LibreOffice_project/20m0$Build-2</meta:generator>
  </office:meta>
</office:document-meta>
</file>